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28.png" xlink:type="simple" xlink:show="embed" xlink:actuate="onLoad"/></draw:frame></text:p>
          </table:table-cell>
          <table:table-cell table:style-name="Table1.B1" office:value-type="string">
            <text:h text:style-name="P6" text:outline-level="1">Сервер <text:span text:style-name="T1">TCP-IP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cm" svg:height="1.769cm" draw:z-index="1"><draw:image xlink:href="../images/012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двунаправленный обмен данными по протоколу TCP-IP. </text:p>
            <text:p text:style-name="P3"><text:span text:style-name="T2">Свойства</text:span>:</text:p>
            <text:list xml:id="list4153176047514805933" text:style-name="L1">
              <text:list-item>
                <text:p text:style-name="P7">Количество входов.</text:p>
              </text:list-item>
              <text:list-item>
                <text:p text:style-name="P7">Массив размерностей выходов.</text:p>
              </text:list-item>
              <text:list-item>
                <text:p text:style-name="P7">Массив начальных значений выходов.</text:p>
              </text:list-item>
              <text:list-item>
                <text:p text:style-name="P7">Шаг обмена данными – шаг, с которым производится запись и считывание данных в буферы блока.</text:p>
              </text:list-item>
              <text:list-item>
                <text:p text:style-name="P7">Останов по команде клиента – если флаг установлен, то при команде от клиента расчёт будет остановлен.</text:p>
              </text:list-item>
              <text:list-item>
                <text:p text:style-name="P7">Интервал ожидания завершения потока – время задержки до завершения потока для клиента.</text:p>
              </text:list-item>
              <text:list-item>
                <text:p text:style-name="P7">Порт tcp-ip – номер TCP-порта обм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рвер TCP-IP</dc:title>
    <dc:date>2014-12-11T17:54:30.62</dc:date>
    <meta:generator>OpenOffice/4.1.1$Win32 OpenOffice.org_project/411m6$Build-9775</meta:generator>
    <meta:editing-duration>PT6H29M19S</meta:editing-duration>
    <meta:editing-cycles>145</meta:editing-cycles>
    <meta:document-statistic meta:table-count="1" meta:image-count="2" meta:object-count="0" meta:page-count="1" meta:paragraph-count="15" meta:word-count="83" meta:character-count="526"/>
    <meta:user-defined meta:name="Поле 1"/>
    <meta:user-defined meta:name="Поле 2"/>
    <meta:user-defined meta:name="Поле 3"/>
    <meta:user-defined meta:name="Поле 4"/>
  </office:meta>
</office:document-meta>
</file>